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438B699D8C4D85F8052.png" manifest:media-type="image/png"/>
  <manifest:file-entry manifest:full-path="Pictures/100000010000043800000438EDCFBCA0BEBC08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48cm" svg:height="13.648cm" svg:x="4.102cm" svg:y="13.25cm">
          <draw:image xlink:href="Pictures/100000010000043800000438EDCFBCA0BEBC0836.png" xlink:type="simple" xlink:show="embed" xlink:actuate="onLoad" draw:mime-type="image/png">
            <text:p/>
          </draw:image>
        </draw:frame>
        <draw:frame draw:style-name="gr1" draw:text-style-name="P1" draw:layer="layout" svg:width="12.25cm" svg:height="12.25cm" svg:x="4.75cm" svg:y="1cm">
          <draw:image xlink:href="Pictures/100000000000043800000438B699D8C4D85F805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3T18:39:12.506706215</meta:creation-date>
    <dc:date>2025-03-03T18:42:37.369255957</dc:date>
    <meta:editing-duration>PT3M26S</meta:editing-duration>
    <meta:editing-cycles>1</meta:editing-cycles>
    <meta:generator>LibreOffice/7.3.7.2$Linux_X86_64 LibreOffice_project/30$Build-2</meta:generator>
    <meta:document-statistic meta:object-count="2"/>
  </office:meta>
</office:document-meta>
</file>